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102d" officeooo:paragraph-rsid="0005102d"/>
    </style:style>
    <style:style style:name="P2" style:family="paragraph" style:parent-style-name="Standard">
      <style:text-properties officeooo:rsid="000588c7" officeooo:paragraph-rsid="000588c7"/>
    </style:style>
    <style:style style:name="T1" style:family="text">
      <style:text-properties style:text-position="sub 58%"/>
    </style:style>
    <style:style style:name="T2" style:family="text">
      <style:text-properties style:text-position="sub 58%"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text-position="0% 100%" fo:font-style="normal" style:font-style-asian="normal" style:font-style-complex="normal"/>
    </style:style>
    <style:style style:name="fr1" style:family="graphic" style:parent-style-name="Formula">
      <style:graphic-properties style:vertical-pos="from-top" style:horizontal-pos="from-left" style:horizontal-rel="paragraph" draw:ole-draw-aspect="1"/>
    </style:style>
    <style:style style:name="fr2"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De la ecuación de Laplace, se puede aproximar cada derivada segunda parcial, mediante el desarrollo de Taylor.</text:p>
      <text:p text:style-name="P1">La aproximación tiene un error que se desprecia, por ello es una aproximación a cero.</text:p>
      <text:p text:style-name="P1">Si además se define que el incremento tanto del alto como del largo es igual, entonces la ecuación puede simplificarse quedando una expresión sencilla, como la es la suma de los nodos adyacentes al centro u(x<text:span text:style-name="T1">i</text:span>,y<text:span text:style-name="T1">j</text:span>). </text:p>
      <text:p text:style-name="P1"><draw:frame draw:style-name="fr1" draw:name="Objeto1" text:anchor-type="as-char" svg:y="-4.717cm" svg:width="14.312cm" svg:height="9.347cm" draw:z-index="0"><draw:object xlink:href="./Object 1" xlink:type="simple" xlink:show="embed" xlink:actuate="onLoad"/><draw:image xlink:href="./ObjectReplacements/Object 1" xlink:type="simple" xlink:show="embed" xlink:actuate="onLoad"/></draw:frame></text:p>
      <text:p text:style-name="P2">El vector U contendrá las incógnitas del sistema. El siguiente paso es encontrar la matriz de coeficientes A, tal que:<draw:frame draw:style-name="fr2" draw:name="Objeto2" text:anchor-type="as-char" svg:y="-0.377cm" svg:width="1.73cm" svg:height="0.467cm" draw:z-index="1"><draw:object xlink:href="./Object 2" xlink:type="simple" xlink:show="embed" xlink:actuate="onLoad"/><draw:image xlink:href="./ObjectReplacements/Object 2" xlink:type="simple" xlink:show="embed" xlink:actuate="onLoad"/></draw:frame></text:p>
      <text:p text:style-name="P2">Siendo <text:span text:style-name="T3">b</text:span><text:span text:style-name="T4"> el vector de valores iniciales del sistema. Es sencillo proponer los valores de </text:span><text:span text:style-name="T3">b, </text:span><text:span text:style-name="T4">ya que serán los valores V</text:span><text:span text:style-name="T2">0</text:span><text:span text:style-name="T5"> para aquellos nodos que estén bajo la tapa (los nodos de la primera fila), mientras que los demás serán cero.</text:span></text:p>
      <text:p text:style-name="P2"><text:span text:style-name="T5"><draw:frame draw:style-name="fr2" draw:name="Objeto3" text:anchor-type="as-char" svg:y="-0.572cm" svg:width="11.74cm" svg:height="1.057cm" draw:z-index="2"><draw:object xlink:href="./Object 3" xlink:type="simple" xlink:show="embed" xlink:actuate="onLoad"/><draw:image xlink:href="./ObjectReplacements/Object 3"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7T23:09:19.473731115</meta:creation-date>
    <dc:date>2016-11-27T23:28:02.994456409</dc:date>
    <meta:editing-duration>PT8M13S</meta:editing-duration>
    <meta:editing-cycles>1</meta:editing-cycles>
    <meta:document-statistic meta:table-count="0" meta:image-count="0" meta:object-count="3" meta:page-count="1" meta:paragraph-count="7" meta:word-count="130" meta:character-count="757" meta:non-whitespace-character-count="631"/>
    <meta:generator>LibreOffice/5.1.4.2$Linux_X86_64 LibreOffice_project/10m0$Build-2</meta:generator>
  </office:meta>
</office:document-meta>
</file>

<file path=Object 1/content.xml><?xml version="1.0" encoding="utf-8"?>
<math xmlns="http://www.w3.org/1998/Math/MathML" display="block">
  <semantics>
    <mtable>
      <mtr>
        <mtd>
          <mrow>
            <mrow>
              <mfrac>
                <mrow>
                  <mo stretchy="false">∂</mo>
                  <mn>²</mn>
                  <mi>u</mi>
                </mrow>
                <mrow>
                  <mo stretchy="false">∂</mo>
                  <mi>x</mi>
                  <mn>²</mn>
                </mrow>
              </mfrac>
              <mo stretchy="false">+</mo>
              <mfrac>
                <mrow>
                  <mo stretchy="false">∂</mo>
                  <mn>²</mn>
                  <mi>u</mi>
                </mrow>
                <mrow>
                  <mo stretchy="false">∂</mo>
                  <mi>y</mi>
                  <mn>²</mn>
                </mrow>
              </mfrac>
            </mrow>
            <mo stretchy="false">=</mo>
            <mn>0</mn>
          </mrow>
        </mtd>
      </mtr>
      <mtr>
        <mtd>
          <mrow/>
        </mtd>
      </mtr>
      <mtr>
        <mtd>
          <mrow>
            <mrow>
              <mfrac>
                <mrow>
                  <mo stretchy="false">∂</mo>
                  <mn>²</mn>
                  <mi>u</mi>
                </mrow>
                <mrow>
                  <mo stretchy="false">∂</mo>
                  <mi>x</mi>
                  <mn>²</mn>
                </mrow>
              </mfrac>
              <mo stretchy="false">+</mo>
              <mfrac>
                <mrow>
                  <mo stretchy="false">∂</mo>
                  <mn>²</mn>
                  <mi>u</mi>
                </mrow>
                <mrow>
                  <mo stretchy="false">∂</mo>
                  <mi>y</mi>
                  <mn>²</mn>
                </mrow>
              </mfrac>
            </mrow>
            <mo stretchy="false">≈</mo>
            <mrow>
              <mfrac>
                <mrow>
                  <mrow>
                    <msub>
                      <mi>u</mi>
                      <mrow>
                        <mrow>
                          <mi>i</mi>
                          <mo stretchy="false">+</mo>
                          <mn>1,</mn>
                        </mrow>
                        <mi>j</mi>
                      </mrow>
                    </msub>
                    <mo stretchy="false">−</mo>
                    <mn>2</mn>
                  </mrow>
                  <mrow>
                    <msub>
                      <mi>u</mi>
                      <mrow>
                        <mi>i</mi>
                        <mi>,</mi>
                        <mi>j</mi>
                      </mrow>
                    </msub>
                    <mo stretchy="false">+</mo>
                    <msub>
                      <mi>u</mi>
                      <mrow>
                        <mrow>
                          <mi>i</mi>
                          <mo stretchy="false">−</mo>
                          <mn>1,</mn>
                        </mrow>
                        <mi>j</mi>
                      </mrow>
                    </msub>
                  </mrow>
                </mrow>
                <mrow>
                  <mi mathvariant="normal">Δ</mi>
                  <mi>x</mi>
                  <mn>²</mn>
                </mrow>
              </mfrac>
              <mo stretchy="false">+</mo>
              <mfrac>
                <mrow>
                  <mrow>
                    <msub>
                      <mi>u</mi>
                      <mrow>
                        <mi>i</mi>
                        <mi>,</mi>
                        <mrow>
                          <mi>j</mi>
                          <mo stretchy="false">+</mo>
                          <mn>1</mn>
                        </mrow>
                      </mrow>
                    </msub>
                    <mo stretchy="false">−</mo>
                    <mn>2</mn>
                  </mrow>
                  <mrow>
                    <msub>
                      <mi>u</mi>
                      <mrow>
                        <mi>i</mi>
                        <mi>,</mi>
                        <mi>j</mi>
                      </mrow>
                    </msub>
                    <mo stretchy="false">+</mo>
                    <msub>
                      <mi>u</mi>
                      <mrow>
                        <mi>i</mi>
                        <mi>,</mi>
                        <mrow>
                          <mi>j</mi>
                          <mo stretchy="false">−</mo>
                          <mn>1</mn>
                        </mrow>
                      </mrow>
                    </msub>
                  </mrow>
                </mrow>
                <mrow>
                  <mi mathvariant="normal">Δ</mi>
                  <mi>y</mi>
                  <mn>²</mn>
                </mrow>
              </mfrac>
            </mrow>
          </mrow>
        </mtd>
      </mtr>
      <mtr>
        <mtd>
          <mrow/>
        </mtd>
      </mtr>
      <mtr>
        <mtd>
          <mrow>
            <mn>0</mn>
            <mo stretchy="false">≈</mo>
            <mrow>
              <mfrac>
                <mrow>
                  <mrow>
                    <msub>
                      <mi>u</mi>
                      <mrow>
                        <mrow>
                          <mi>i</mi>
                          <mo stretchy="false">+</mo>
                          <mn>1,</mn>
                        </mrow>
                        <mi>j</mi>
                      </mrow>
                    </msub>
                    <mo stretchy="false">−</mo>
                    <mn>2</mn>
                  </mrow>
                  <mrow>
                    <msub>
                      <mi>u</mi>
                      <mrow>
                        <mi>i</mi>
                        <mi>,</mi>
                        <mi>j</mi>
                      </mrow>
                    </msub>
                    <mo stretchy="false">+</mo>
                    <msub>
                      <mi>u</mi>
                      <mrow>
                        <mrow>
                          <mi>i</mi>
                          <mo stretchy="false">−</mo>
                          <mn>1,</mn>
                        </mrow>
                        <mi>j</mi>
                      </mrow>
                    </msub>
                  </mrow>
                </mrow>
                <mrow>
                  <mi mathvariant="normal">Δ</mi>
                  <mi>x</mi>
                  <mn>²</mn>
                </mrow>
              </mfrac>
              <mo stretchy="false">+</mo>
              <mfrac>
                <mrow>
                  <mrow>
                    <msub>
                      <mi>u</mi>
                      <mrow>
                        <mi>i</mi>
                        <mi>,</mi>
                        <mrow>
                          <mi>j</mi>
                          <mo stretchy="false">+</mo>
                          <mn>1</mn>
                        </mrow>
                      </mrow>
                    </msub>
                    <mo stretchy="false">−</mo>
                    <mn>2</mn>
                  </mrow>
                  <mrow>
                    <msub>
                      <mi>u</mi>
                      <mrow>
                        <mi>i</mi>
                        <mi>,</mi>
                        <mi>j</mi>
                      </mrow>
                    </msub>
                    <mo stretchy="false">+</mo>
                    <msub>
                      <mi>u</mi>
                      <mrow>
                        <mi>i</mi>
                        <mi>,</mi>
                        <mrow>
                          <mi>j</mi>
                          <mo stretchy="false">−</mo>
                          <mn>1</mn>
                        </mrow>
                      </mrow>
                    </msub>
                  </mrow>
                </mrow>
                <mrow>
                  <mi mathvariant="normal">Δ</mi>
                  <mi>y</mi>
                  <mn>²</mn>
                </mrow>
              </mfrac>
            </mrow>
          </mrow>
        </mtd>
      </mtr>
      <mtr>
        <mtd>
          <mrow/>
        </mtd>
      </mtr>
      <mtr>
        <mtd>
          <mrow>
            <mstyle color="green">
              <mrow>
                <mrow>
                  <mi mathvariant="normal">Δ</mi>
                  <mrow>
                    <mi>x</mi>
                    <mo stretchy="false">=</mo>
                    <mi mathvariant="normal">Δ</mi>
                  </mrow>
                  <mi>y</mi>
                </mrow>
                <mo stretchy="false">⇒</mo>
              </mrow>
            </mstyle>
            <mrow>
              <mn>0</mn>
              <mo stretchy="false">=</mo>
              <mfrac>
                <mrow>
                  <mrow>
                    <msub>
                      <mi>u</mi>
                      <mrow>
                        <mrow>
                          <mi>i</mi>
                          <mo stretchy="false">+</mo>
                          <mn>1,</mn>
                        </mrow>
                        <mi>j</mi>
                      </mrow>
                    </msub>
                    <mo stretchy="false">+</mo>
                    <msub>
                      <mi>u</mi>
                      <mrow>
                        <mrow>
                          <mi>i</mi>
                          <mo stretchy="false">−</mo>
                          <mn>1,</mn>
                        </mrow>
                        <mi>j</mi>
                      </mrow>
                    </msub>
                    <mo stretchy="false">+</mo>
                    <msub>
                      <mi>u</mi>
                      <mrow>
                        <mi>i</mi>
                        <mi>,</mi>
                        <mrow>
                          <mi>j</mi>
                          <mo stretchy="false">+</mo>
                          <mn>1</mn>
                        </mrow>
                      </mrow>
                    </msub>
                    <mo stretchy="false">+</mo>
                    <msub>
                      <mi>u</mi>
                      <mrow>
                        <mi>i</mi>
                        <mi>,</mi>
                        <mrow>
                          <mi>j</mi>
                          <mo stretchy="false">−</mo>
                          <mn>1</mn>
                        </mrow>
                      </mrow>
                    </msub>
                    <mo stretchy="false">−</mo>
                    <mn>4</mn>
                  </mrow>
                  <msub>
                    <mi>u</mi>
                    <mrow>
                      <mi>i</mi>
                      <mi>,</mi>
                      <mi>j</mi>
                    </mrow>
                  </msub>
                </mrow>
                <mrow>
                  <mi mathvariant="normal">Δ</mi>
                  <mi>x</mi>
                  <mn>²</mn>
                </mrow>
              </mfrac>
            </mrow>
          </mrow>
        </mtd>
      </mtr>
      <mtr>
        <mtd>
          <mrow/>
        </mtd>
      </mtr>
      <mtr>
        <mtd>
          <mrow>
            <mrow>
              <mn>0</mn>
              <mo stretchy="false">=</mo>
              <mrow>
                <msub>
                  <mi>u</mi>
                  <mrow>
                    <mrow>
                      <mi>i</mi>
                      <mo stretchy="false">+</mo>
                      <mn>1,</mn>
                    </mrow>
                    <mi>j</mi>
                  </mrow>
                </msub>
                <mo stretchy="false">+</mo>
                <msub>
                  <mi>u</mi>
                  <mrow>
                    <mrow>
                      <mi>i</mi>
                      <mo stretchy="false">−</mo>
                      <mn>1,</mn>
                    </mrow>
                    <mi>j</mi>
                  </mrow>
                </msub>
                <mo stretchy="false">+</mo>
                <msub>
                  <mi>u</mi>
                  <mrow>
                    <mi>i</mi>
                    <mi>,</mi>
                    <mrow>
                      <mi>j</mi>
                      <mo stretchy="false">+</mo>
                      <mn>1</mn>
                    </mrow>
                  </mrow>
                </msub>
                <mo stretchy="false">+</mo>
                <msub>
                  <mi>u</mi>
                  <mrow>
                    <mi>i</mi>
                    <mi>,</mi>
                    <mrow>
                      <mi>j</mi>
                      <mo stretchy="false">−</mo>
                      <mn>1</mn>
                    </mrow>
                  </mrow>
                </msub>
                <mo stretchy="false">−</mo>
                <mn>4</mn>
              </mrow>
            </mrow>
            <msub>
              <mi>u</mi>
              <mrow>
                <mi>i</mi>
                <mi>,</mi>
                <mi>j</mi>
              </mrow>
            </msub>
          </mrow>
        </mtd>
      </mtr>
      <mtr>
        <mtd>
          <mrow/>
        </mtd>
      </mtr>
      <mtr>
        <mtd>
          <mrow>
            <mn>4</mn>
            <mrow>
              <msub>
                <mi>u</mi>
                <mrow>
                  <mi>i</mi>
                  <mi>,</mi>
                  <mi>j</mi>
                </mrow>
              </msub>
              <mo stretchy="false">=</mo>
              <mrow>
                <msub>
                  <mi>u</mi>
                  <mrow>
                    <mrow>
                      <mi>i</mi>
                      <mo stretchy="false">+</mo>
                      <mn>1,</mn>
                    </mrow>
                    <mi>j</mi>
                  </mrow>
                </msub>
                <mo stretchy="false">+</mo>
                <msub>
                  <mi>u</mi>
                  <mrow>
                    <mrow>
                      <mi>i</mi>
                      <mo stretchy="false">−</mo>
                      <mn>1,</mn>
                    </mrow>
                    <mi>j</mi>
                  </mrow>
                </msub>
                <mo stretchy="false">+</mo>
                <msub>
                  <mi>u</mi>
                  <mrow>
                    <mi>i</mi>
                    <mi>,</mi>
                    <mrow>
                      <mi>j</mi>
                      <mo stretchy="false">+</mo>
                      <mn>1</mn>
                    </mrow>
                  </mrow>
                </msub>
                <mo stretchy="false">+</mo>
                <msub>
                  <mi>u</mi>
                  <mrow>
                    <mi>i</mi>
                    <mi>,</mi>
                    <mrow>
                      <mi>j</mi>
                      <mo stretchy="false">−</mo>
                      <mn>1</mn>
                    </mrow>
                  </mrow>
                </msub>
              </mrow>
            </mrow>
          </mrow>
        </mtd>
      </mtr>
      <mtr>
        <mtd>
          <mrow/>
        </mtd>
      </mtr>
      <mtr>
        <mtd>
          <mtext>El vector con los N*M elementos de la maya: </mtext>
        </mtd>
      </mtr>
      <mtr>
        <mtd>
          <mrow>
            <mi>U</mi>
            <mo stretchy="false">=</mo>
            <mtable>
              <mtr>
                <mtd>
                  <msub>
                    <mi>u</mi>
                    <mn>11</mn>
                  </msub>
                </mtd>
                <mtd>
                  <msub>
                    <mi>u</mi>
                    <mn>21</mn>
                  </msub>
                </mtd>
                <mtd>
                  <msub>
                    <mi>u</mi>
                    <mn>31</mn>
                  </msub>
                </mtd>
                <mtd>
                  <mn>...</mn>
                </mtd>
                <mtd>
                  <msub>
                    <mi>u</mi>
                    <mrow>
                      <mi>n</mi>
                      <mn>1</mn>
                    </mrow>
                  </msub>
                </mtd>
                <mtd>
                  <msub>
                    <mi>u</mi>
                    <mn>12</mn>
                  </msub>
                </mtd>
                <mtd>
                  <msub>
                    <mi>u</mi>
                    <mn>22</mn>
                  </msub>
                </mtd>
                <mtd>
                  <msub>
                    <mi>u</mi>
                    <mn>32</mn>
                  </msub>
                </mtd>
                <mtd>
                  <mn>...</mn>
                </mtd>
                <mtd>
                  <mrow>
                    <msub>
                      <mi>u</mi>
                      <mrow>
                        <mi>n</mi>
                        <mn>2</mn>
                      </mrow>
                    </msub>
                    <mspace width="2em"/>
                  </mrow>
                </mtd>
                <mtd>
                  <mrow>
                    <mn>...</mn>
                    <mspace width="2em"/>
                  </mrow>
                </mtd>
                <mtd>
                  <msub>
                    <mi>u</mi>
                    <mrow>
                      <mn>1</mn>
                      <mi>m</mi>
                    </mrow>
                  </msub>
                </mtd>
                <mtd>
                  <msub>
                    <mi>u</mi>
                    <mrow>
                      <mn>2</mn>
                      <mi>m</mi>
                    </mrow>
                  </msub>
                </mtd>
                <mtd>
                  <msub>
                    <mi>u</mi>
                    <mrow>
                      <mn>3</mn>
                      <mi>m</mi>
                    </mrow>
                  </msub>
                </mtd>
                <mtd>
                  <mn>...</mn>
                </mtd>
                <mtd>
                  <msub>
                    <mi>u</mi>
                    <mi mathvariant="italic">nm</mi>
                  </msub>
                </mtd>
              </mtr>
            </mtable>
          </mrow>
        </mtd>
      </mtr>
    </mtable>
    <annotation encoding="StarMath 5.0">{ partial² u} over {partial x²} + { partial² u} over {partial y²} = 0 

newline 
Newline
{
	{partial² u} over {partial x²} + { partial² u} over {partial y²} approx 
	{
		{ u_{i+1,j} - 2u_{i,j} + u_{i-1,j} } over { %DELTA x²} +	
		{ u_{i,j+1} - 2u_{i,j} + u_{i,j-1} } over { %DELTA y²}
	}
}

newline
newline
{
	0 approx
	{
		{ u_{i+1,j} - 2u_{i,j} + u_{i-1,j} } over { %DELTA x²} +	
		{ u_{i,j+1} - 2u_{i,j} + u_{i,j-1} } over { %DELTA y²}
	}
}
	
newline
newline
{
	color green {{%DELTA x = %DELTA y } drarrow }
	{ 
		0 = {u_{i+1,j} + u_{i-1,j} + u_{i,j+1} + u_{i,j-1} - 4u_{i,j}} over { %DELTA x² }
	}
}

newline
newline
{ 
	0 = u_{i+1,j} + u_{i-1,j} + u_{i,j+1} + u_{i,j-1} - 4u_{i,j}
}

newline
newline
{ 
	4u_{i,j} = u_{i+1,j} + u_{i-1,j} + u_{i,j+1} + u_{i,j-1}
}
newline
newline

"El vector con los N*M elementos de la maya: "
newline
{
	U = matrix {	
		u_{11}	#u_{21}	#u_{31}	#...	#u_{n1}	
		#u_{12}	#u_{22}	#u_{32}	#...	#u_{n2}
		~	#...	~
		#u_{1m}	#u_{2m}	#u_{3m}	#...	#u_{nm}
		}
}</annotation>
  </semantics>
</math>
</file>

<file path=Object 2/content.xml><?xml version="1.0" encoding="utf-8"?>
<math xmlns="http://www.w3.org/1998/Math/MathML" display="block">
  <semantics>
    <mrow>
      <mrow>
        <mi>A</mi>
        <mo stretchy="false">∗</mo>
        <mi>U</mi>
      </mrow>
      <mo stretchy="false">=</mo>
      <mi>b</mi>
    </mrow>
    <annotation encoding="StarMath 5.0">A*U=b</annotation>
  </semantics>
</math>
</file>

<file path=Object 3/content.xml><?xml version="1.0" encoding="utf-8"?>
<math xmlns="http://www.w3.org/1998/Math/MathML" display="block">
  <semantics>
    <mtable>
      <mtr>
        <mtd>
          <mtext>El vector b, con los valores iniciales: </mtext>
        </mtd>
      </mtr>
      <mtr>
        <mtd>
          <mrow>
            <mi>b</mi>
            <mo stretchy="false">=</mo>
            <mtable>
              <mtr>
                <mtd>
                  <msub>
                    <mi>V</mi>
                    <mn>0</mn>
                  </msub>
                </mtd>
                <mtd>
                  <msub>
                    <mi>V</mi>
                    <mn>0</mn>
                  </msub>
                </mtd>
                <mtd>
                  <msub>
                    <mi>V</mi>
                    <mn>0</mn>
                  </msub>
                </mtd>
                <mtd>
                  <mn>...</mn>
                </mtd>
                <mtd>
                  <msub>
                    <mi>V</mi>
                    <mn>0</mn>
                  </msub>
                </mtd>
                <mtd>
                  <mn>0</mn>
                </mtd>
                <mtd>
                  <mn>0</mn>
                </mtd>
                <mtd>
                  <mn>0</mn>
                </mtd>
                <mtd>
                  <mn>...</mn>
                </mtd>
                <mtd>
                  <mrow>
                    <mn>0</mn>
                    <mspace width="2em"/>
                  </mrow>
                </mtd>
                <mtd>
                  <mrow>
                    <mn>...</mn>
                    <mspace width="2em"/>
                  </mrow>
                </mtd>
                <mtd>
                  <mn>0</mn>
                </mtd>
                <mtd>
                  <mn>0</mn>
                </mtd>
                <mtd>
                  <mn>0</mn>
                </mtd>
                <mtd>
                  <mn>...</mn>
                </mtd>
                <mtd>
                  <mn>0</mn>
                </mtd>
              </mtr>
            </mtable>
          </mrow>
        </mtd>
      </mtr>
    </mtable>
    <annotation encoding="StarMath 5.0">
"El vector b, con los valores iniciales: "
newline
{
	b = matrix {	
		V_{0} 	#V_{0} 	#V_{0} 	#...	#V_{0}
		#0			#0			#0			#...	#0
		~	#...	~
		#0			#0			#0			#...	#0
		}
}</annotation>
  </semantics>
</math>
</file>